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B0000009F2ABA258B357721D2.png" manifest:media-type="image/png"/>
  <manifest:file-entry manifest:full-path="Pictures/100002010000030D000001A8E841841505307BD8.png" manifest:media-type="image/png"/>
  <manifest:file-entry manifest:full-path="Pictures/10000201000001DB000001026FC0EE7438A60A01.png" manifest:media-type="image/png"/>
  <manifest:file-entry manifest:full-path="Pictures/10000201000003130000017A736659C6B1BA2192.png" manifest:media-type="image/png"/>
  <manifest:file-entry manifest:full-path="Pictures/1000020100000205000000EC927A2EF8D665E2B0.png" manifest:media-type="image/png"/>
  <manifest:file-entry manifest:full-path="Pictures/1000020100000208000000E7C518A4A4CEF9CD7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fo:font-size="24pt" style:font-size-asian="24pt" style:font-size-complex="24pt"/>
    </style:style>
    <style:style style:name="P2" style:family="paragraph" style:parent-style-name="Footer">
      <style:text-properties officeooo:rsid="00106ebd" officeooo:paragraph-rsid="00106ebd"/>
    </style:style>
    <style:style style:name="P3" style:family="paragraph" style:parent-style-name="Standard">
      <style:text-properties officeooo:rsid="00122ada" officeooo:paragraph-rsid="00122ada"/>
    </style:style>
    <style:style style:name="P4" style:family="paragraph" style:parent-style-name="Standard">
      <style:text-properties officeooo:rsid="00129c69" officeooo:paragraph-rsid="00129c69"/>
    </style:style>
    <style:style style:name="P5" style:family="paragraph" style:parent-style-name="Standard">
      <style:text-properties officeooo:rsid="0013e5f4" officeooo:paragraph-rsid="0013e5f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2" draw:name="Image1" text:anchor-type="char" svg:width="12.146cm" svg:height="4.207cm" draw:z-index="0"><draw:image xlink:href="Pictures/10000201000001CB0000009F2ABA258B357721D2.png" xlink:type="simple" xlink:show="embed" xlink:actuate="onLoad" draw:mime-type="image/png"/></draw:frame>Avant 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près :<draw:frame draw:style-name="fr2" draw:name="Image2" text:anchor-type="char" svg:width="12.569cm" svg:height="6.826cm" draw:z-index="1"><draw:image xlink:href="Pictures/10000201000001DB000001026FC0EE7438A60A0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vant :</text:p>
      <text:p text:style-name="P4"/>
      <text:p text:style-name="P4"><draw:frame draw:style-name="fr4" draw:name="Image3" text:anchor-type="char" svg:x="0cm" svg:y="0cm" svg:width="17cm" svg:height="8.163cm" draw:z-index="2"><draw:image xlink:href="Pictures/10000201000003130000017A736659C6B1BA2192.png" xlink:type="simple" xlink:show="embed" xlink:actuate="onLoad" draw:mime-type="image/png"/></draw:frame></text:p>
      <text:p text:style-name="P4"><text:soft-page-break/></text:p>
      <text:p text:style-name="P4">Après :</text:p>
      <text:p text:style-name="P4"><draw:frame draw:style-name="fr3" draw:name="Image4" text:anchor-type="char" svg:width="17cm" svg:height="9.227cm" draw:z-index="3"><draw:image xlink:href="Pictures/100002010000030D000001A8E841841505307BD8.png" xlink:type="simple" xlink:show="embed" xlink:actuate="onLoad" draw:mime-type="image/png"/></draw:frame></text:p>
      <text:p text:style-name="P5">Avant :</text:p>
      <text:p text:style-name="P5"><draw:frame draw:style-name="fr2" draw:name="Image5" text:anchor-type="char" svg:width="13.681cm" svg:height="6.244cm" draw:z-index="4"><draw:image xlink:href="Pictures/1000020100000205000000EC927A2EF8D665E2B0.png" xlink:type="simple" xlink:show="embed" xlink:actuate="onLoad" draw:mime-type="image/png"/></draw:frame></text:p>
      <text:p text:style-name="P5">Après :</text:p>
      <text:p text:style-name="P5"/>
      <text:p text:style-name="P5"/>
      <text:p text:style-name="P5"/>
      <text:p text:style-name="P5"><draw:frame draw:style-name="fr1" draw:name="Image6" text:anchor-type="char" svg:width="13.76cm" svg:height="6.112cm" draw:z-index="5"><draw:image xlink:href="Pictures/1000020100000208000000E7C518A4A4CEF9CD7B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B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B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itle">
      <style:text-properties fo:font-size="24pt" style:font-size-asian="24pt" style:font-size-complex="24pt"/>
    </style:style>
    <style:style style:name="MP2" style:family="paragraph" style:parent-style-name="Footer">
      <style:text-properties officeooo:rsid="00106ebd" officeooo:paragraph-rsid="00106eb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Test unitaire TP09</text:p>
      </style:header>
      <style:footer>
        <text:p text:style-name="MP2">Kevin Keurvels<text:tab/>HE201913<text:tab/>Dev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4T12:09:40.276000000</dc:date>
    <meta:editing-duration>PT1H22M14S</meta:editing-duration>
    <meta:editing-cycles>3</meta:editing-cycles>
    <meta:generator>LibreOffice/7.1.4.2$Windows_X86_64 LibreOffice_project/a529a4fab45b75fefc5b6226684193eb000654f6</meta:generator>
    <meta:document-statistic meta:table-count="0" meta:image-count="6" meta:object-count="0" meta:page-count="3" meta:paragraph-count="8" meta:word-count="19" meta:character-count="88" meta:non-whitespace-character-count="77"/>
  </office:meta>
</office:document-meta>
</file>